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ourceResourceBundl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ourceResourceBundle.MessageSourceResourceBundle( MessageSource sourc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SourceResourceBundle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ourceResourceBundle.containsKey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SourceResourceBundle.handleGetObject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SourceResourceBundle.MessageSourceResourceBundle( MessageSource source , Locale locale , ResourceBundl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